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textarea-horizontal-align="justify" draw:textarea-vertical-align="top" draw:auto-grow-height="false" fo:min-height="8.513cm" fo:min-width="16.518cm"/>
    </style:style>
    <style:style style:name="gr2" style:family="graphic" style:parent-style-name="standard">
      <style:graphic-properties draw:fill-color="#dddddd" draw:textarea-horizontal-align="justify" draw:textarea-vertical-align="top" draw:auto-grow-height="false" fo:min-height="8.64cm" fo:min-width="16.518cm"/>
    </style:style>
    <style:style style:name="gr3" style:family="graphic" style:parent-style-name="standard">
      <style:graphic-properties draw:textarea-horizontal-align="justify" draw:textarea-vertical-align="middle" draw:auto-grow-height="false" fo:min-height="1.02cm" fo:min-width="16.01cm"/>
    </style:style>
    <style:style style:name="gr4" style:family="graphic" style:parent-style-name="standard">
      <style:graphic-properties draw:fill-color="#999999" draw:textarea-horizontal-align="justify" draw:textarea-vertical-align="middle" draw:auto-grow-height="false" fo:min-height="0.512cm" fo:min-width="2.04cm"/>
    </style:style>
    <style:style style:name="gr5" style:family="graphic" style:parent-style-name="standard">
      <style:graphic-properties draw:fill-color="#999999" draw:textarea-horizontal-align="justify" draw:textarea-vertical-align="middle" draw:auto-grow-height="false" fo:min-height="0.512cm" fo:min-width="2.929cm"/>
    </style:style>
    <style:style style:name="gr6" style:family="graphic" style:parent-style-name="standard">
      <style:graphic-properties draw:fill-color="#999999" draw:textarea-horizontal-align="justify" draw:textarea-vertical-align="middle" draw:auto-grow-height="false" fo:min-height="0.512cm" fo:min-width="4.58cm"/>
    </style:style>
    <style:style style:name="gr7" style:family="graphic" style:parent-style-name="standard">
      <style:graphic-properties draw:fill-color="#999999" draw:textarea-horizontal-align="justify" draw:textarea-vertical-align="middle" draw:auto-grow-height="false" fo:min-height="0.512cm" fo:min-width="1.659cm"/>
    </style:style>
    <style:style style:name="gr8" style:family="graphic" style:parent-style-name="standard">
      <style:graphic-properties draw:fill-color="#999999" draw:textarea-horizontal-align="justify" draw:textarea-vertical-align="middle" draw:auto-grow-height="false" fo:min-height="0.512cm" fo:min-width="3.31cm"/>
    </style:style>
    <style:style style:name="gr9" style:family="graphic" style:parent-style-name="standard">
      <style:graphic-properties draw:fill-color="#999999" draw:textarea-horizontal-align="justify" draw:textarea-vertical-align="middle" draw:auto-grow-height="false" fo:min-height="0.512cm" fo:min-width="2.802cm"/>
    </style:style>
    <style:style style:name="gr10" style:family="graphic" style:parent-style-name="standard">
      <style:graphic-properties draw:textarea-horizontal-align="justify" draw:textarea-vertical-align="middle" draw:auto-grow-height="false" fo:min-height="2.036cm" fo:min-width="16.01cm"/>
    </style:style>
    <style:style style:name="gr11" style:family="graphic" style:parent-style-name="standard">
      <style:graphic-properties draw:fill-color="#999999" draw:textarea-horizontal-align="justify" draw:textarea-vertical-align="middle" draw:auto-grow-height="false" fo:min-height="0.512cm" fo:min-width="1.913cm"/>
    </style:style>
    <style:style style:name="gr12" style:family="graphic" style:parent-style-name="standard">
      <style:graphic-properties draw:fill-color="#999999" draw:textarea-horizontal-align="justify" draw:textarea-vertical-align="middle" draw:auto-grow-height="false" fo:min-height="0.512cm" fo:min-width="1.151cm"/>
    </style:style>
    <style:style style:name="gr13" style:family="graphic" style:parent-style-name="standard">
      <style:graphic-properties draw:fill-color="#999999" draw:textarea-horizontal-align="justify" draw:textarea-vertical-align="middle" draw:auto-grow-height="false" fo:min-height="0.512cm" fo:min-width="1.024cm"/>
    </style:style>
    <style:style style:name="gr14" style:family="graphic" style:parent-style-name="standard">
      <style:graphic-properties draw:fill-color="#66ff99" draw:textarea-horizontal-align="justify" draw:textarea-vertical-align="middle" draw:auto-grow-height="false" fo:min-height="1.02cm" fo:min-width="16.01cm"/>
    </style:style>
    <style:style style:name="gr15" style:family="graphic" style:parent-style-name="standard">
      <style:graphic-properties draw:fill-color="#66ff99" draw:textarea-horizontal-align="justify" draw:textarea-vertical-align="middle" draw:auto-grow-height="false" fo:min-height="3.179cm" fo:min-width="16.01cm"/>
    </style:style>
    <style:style style:name="gr16" style:family="graphic" style:parent-style-name="standard">
      <style:graphic-properties draw:fill-color="#999999" draw:textarea-horizontal-align="justify" draw:textarea-vertical-align="middle" draw:auto-grow-height="false" fo:min-height="0.512cm" fo:min-width="1.786cm"/>
    </style:style>
    <style:style style:name="gr17" style:family="graphic" style:parent-style-name="standard">
      <style:graphic-properties draw:fill-color="#999999" draw:textarea-horizontal-align="justify" draw:textarea-vertical-align="middle" draw:auto-grow-height="false" fo:min-height="0.512cm" fo:min-width="5.342cm"/>
    </style:style>
    <style:style style:name="gr18" style:family="graphic" style:parent-style-name="standard">
      <style:graphic-properties draw:fill-color="#999999" draw:textarea-horizontal-align="justify" draw:textarea-vertical-align="middle" draw:auto-grow-height="false" fo:min-height="0.512cm" fo:min-width="5.723cm"/>
    </style:style>
    <style:style style:name="gr19" style:family="graphic" style:parent-style-name="standard">
      <style:graphic-properties draw:fill-color="#999999" draw:textarea-horizontal-align="justify" draw:textarea-vertical-align="middle" draw:auto-grow-height="false" fo:min-height="0.512cm" fo:min-width="6.104cm"/>
    </style:style>
    <style:style style:name="gr20" style:family="graphic" style:parent-style-name="standard">
      <style:graphic-properties draw:fill-color="#999999" draw:textarea-horizontal-align="justify" draw:textarea-vertical-align="middle" draw:auto-grow-height="false" fo:min-height="0.512cm" fo:min-width="8.771cm"/>
    </style:style>
    <style:style style:name="gr21" style:family="graphic" style:parent-style-name="standard">
      <style:graphic-properties draw:fill-color="#66ff99" draw:textarea-horizontal-align="justify" draw:textarea-vertical-align="middle" draw:auto-grow-height="false" fo:min-height="2.036cm" fo:min-width="16.01cm"/>
    </style:style>
    <style:style style:name="gr22" style:family="graphic" style:parent-style-name="standard">
      <style:graphic-properties draw:fill-color="#999999" draw:textarea-horizontal-align="justify" draw:textarea-vertical-align="middle" draw:auto-grow-height="false" fo:min-height="0.512cm" fo:min-width="4.326cm"/>
    </style:style>
    <style:style style:name="gr23" style:family="graphic" style:parent-style-name="standard">
      <style:graphic-properties draw:fill-color="#999999" draw:textarea-horizontal-align="justify" draw:textarea-vertical-align="middle" draw:auto-grow-height="false" fo:min-height="0.512cm" fo:min-width="3.437cm"/>
    </style:style>
    <style:style style:name="gr24" style:family="graphic" style:parent-style-name="standard">
      <style:graphic-properties draw:fill-color="#999999" draw:textarea-horizontal-align="justify" draw:textarea-vertical-align="middle" draw:auto-grow-height="false" fo:min-height="0.512cm" fo:min-width="3.818cm"/>
    </style:style>
    <style:style style:name="gr25" style:family="graphic" style:parent-style-name="standard">
      <style:graphic-properties draw:fill-color="#999999" draw:textarea-horizontal-align="justify" draw:textarea-vertical-align="middle" draw:auto-grow-height="false" fo:min-height="0.512cm" fo:min-width="2.421cm"/>
    </style:style>
    <style:style style:name="P1" style:family="paragraph">
      <style:paragraph-properties fo:text-align="start"/>
      <style:text-properties fo:font-size="12pt"/>
    </style:style>
    <style:style style:name="P2" style:family="paragraph">
      <loext:graphic-properties draw:fill-color="#dddddd"/>
      <style:paragraph-properties fo:text-align="start"/>
      <style:text-properties fo:font-size="12pt"/>
    </style:style>
    <style:style style:name="P3" style:family="paragraph">
      <style:paragraph-properties fo:text-align="center"/>
      <style:text-properties fo:font-size="14pt"/>
    </style:style>
    <style:style style:name="P4" style:family="paragraph">
      <loext:graphic-properties draw:fill-color="#999999"/>
      <style:paragraph-properties fo:text-align="center"/>
      <style:text-properties fo:font-size="14pt"/>
    </style:style>
    <style:style style:name="P5" style:family="paragraph">
      <loext:graphic-properties draw:fill-color="#66ff99"/>
      <style:paragraph-properties fo:text-align="start"/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7.018cm" svg:height="8.763cm" svg:x="2.651cm" svg:y="2.651cm">
          <text:p text:style-name="P1">Scenes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7.018cm" svg:height="8.89cm" svg:x="2.651cm" svg:y="11.922cm">
          <text:p text:style-name="P1">Trigger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6.51cm" svg:height="1.27cm" svg:x="2.905cm" svg:y="5.191cm">
          <text:p text:style-name="P1">Arm State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54cm" svg:height="0.762cm" svg:x="5.826cm" svg:y="5.445cm">
          <text:p text:style-name="P3">Armed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429cm" svg:height="0.762cm" svg:x="8.62cm" svg:y="5.445cm">
          <text:p text:style-name="P3">Delay Ar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5.08cm" svg:height="0.762cm" svg:x="12.303cm" svg:y="5.445cm">
          <text:p text:style-name="P3">Silent Alarm Arm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6.51cm" svg:height="1.27cm" svg:x="2.905cm" svg:y="3.413cm">
          <text:p text:style-name="P1">Alarms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159cm" svg:height="0.762cm" svg:x="5.826cm" svg:y="3.667cm">
          <text:p text:style-name="P3">Alarm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3.81cm" svg:height="0.762cm" svg:x="8.239cm" svg:y="3.667cm">
          <text:p text:style-name="P3">Alarm Delay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3.302cm" svg:height="0.762cm" svg:x="12.303cm" svg:y="3.667cm">
          <text:p text:style-name="P3">Silent Alar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16.51cm" svg:height="2.286cm" svg:x="2.905cm" svg:y="6.969cm">
          <text:p text:style-name="P1">Home Mode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2.413cm" svg:height="0.762cm" svg:x="16.494cm" svg:y="7.223cm">
          <text:p text:style-name="P3">Sleep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2.413cm" svg:height="0.762cm" svg:x="5.826cm" svg:y="7.223cm">
          <text:p text:style-name="P3">Hom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draw:layer="layout" svg:width="2.413cm" svg:height="0.762cm" svg:x="8.493cm" svg:y="7.223cm">
          <text:p text:style-name="P3">Awa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draw:layer="layout" svg:width="2.413cm" svg:height="0.762cm" svg:x="13.827cm" svg:y="7.223cm">
          <text:p text:style-name="P3">Part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draw:layer="layout" svg:width="2.413cm" svg:height="0.762cm" svg:x="11.16cm" svg:y="7.223cm">
          <text:p text:style-name="P3">Vaca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6.51cm" svg:height="1.27cm" svg:x="2.905cm" svg:y="9.763cm">
          <text:p text:style-name="P1">Lighting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1.651cm" svg:height="0.762cm" svg:x="5.826cm" svg:y="10.017cm">
          <text:p text:style-name="P3">Low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1.524cm" svg:height="0.762cm" svg:x="7.731cm" svg:y="10.017cm">
          <text:p text:style-name="P3">Mi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1.651cm" svg:height="0.762cm" svg:x="9.509cm" svg:y="10.017cm">
          <text:p text:style-name="P3">High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draw:layer="layout" svg:width="2.413cm" svg:height="0.762cm" svg:x="11.414cm" svg:y="10.017cm">
          <text:p text:style-name="P3">Outsid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draw:layer="layout" svg:width="2.413cm" svg:height="0.762cm" svg:x="14.081cm" svg:y="10.017cm">
          <text:p text:style-name="P3">Go to B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draw:layer="layout" svg:width="2.413cm" svg:height="0.762cm" svg:x="16.748cm" svg:y="10.017cm">
          <text:p text:style-name="P3">Wake u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draw:layer="layout" svg:width="16.51cm" svg:height="1.27cm" svg:x="2.905cm" svg:y="12.684cm">
          <text:p text:style-name="P1">Arming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429cm" svg:height="0.762cm" svg:x="5.826cm" svg:y="12.938cm">
          <text:p text:style-name="P3">Empty Hous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draw:layer="layout" svg:width="16.51cm" svg:height="3.429cm" svg:x="2.905cm" svg:y="14.462cm">
          <text:p text:style-name="P1">Climate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429cm" svg:height="0.762cm" svg:x="5.826cm" svg:y="14.716cm">
          <text:p text:style-name="P3">Cold Mornin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3.429cm" svg:height="0.762cm" svg:x="9.509cm" svg:y="12.938cm">
          <text:p text:style-name="P3">Getting Hom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3.429cm" svg:height="0.762cm" svg:x="13.192cm" svg:y="12.938cm">
          <text:p text:style-name="P3">In for the Nigh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4" draw:layer="layout" svg:width="2.286cm" svg:height="0.762cm" svg:x="16.875cm" svg:y="12.938cm">
          <text:p text:style-name="P3">Bed Tim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4" draw:layer="layout" svg:width="5.842cm" svg:height="0.762cm" svg:x="9.509cm" svg:y="14.716cm">
          <text:p text:style-name="P3">Hot and Windows Ope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4" draw:layer="layout" svg:width="6.223cm" svg:height="0.762cm" svg:x="5.826cm" svg:y="15.732cm">
          <text:p text:style-name="P3">Cool and Windows Clos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3.429cm" svg:height="0.762cm" svg:x="15.605cm" svg:y="14.716cm">
          <text:p text:style-name="P3">Hot Insid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4" draw:layer="layout" svg:width="6.223cm" svg:height="0.762cm" svg:x="5.826cm" svg:y="15.732cm">
          <text:p text:style-name="P3">Cool and Windows Clos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4" draw:layer="layout" svg:width="6.604cm" svg:height="0.762cm" svg:x="12.303cm" svg:y="15.732cm">
          <text:p text:style-name="P3">Raining and Windows Ope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4" draw:layer="layout" svg:width="9.271cm" svg:height="0.762cm" svg:x="5.826cm" svg:y="16.748cm">
          <text:p text:style-name="P3">Rain in the forecast with Open Window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5" draw:layer="layout" svg:width="16.51cm" svg:height="2.286cm" svg:x="2.905cm" svg:y="18.272cm">
          <text:p text:style-name="P1">Lighting</text:p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4.826cm" svg:height="0.762cm" svg:x="5.826cm" svg:y="18.526cm">
          <text:p text:style-name="P3">Outside Lighting 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4" draw:layer="layout" svg:width="4.826cm" svg:height="0.762cm" svg:x="11.033cm" svg:y="18.526cm">
          <text:p text:style-name="P3">Start Inside Lightin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4" draw:layer="layout" svg:width="3.937cm" svg:height="0.762cm" svg:x="5.826cm" svg:y="19.542cm">
          <text:p text:style-name="P3">Winding Dow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54cm" svg:height="0.762cm" svg:x="16.113cm" svg:y="18.526cm">
          <text:p text:style-name="P3">Wake U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4" draw:layer="layout" svg:width="4.318cm" svg:height="0.762cm" svg:x="10.017cm" svg:y="19.542cm">
          <text:p text:style-name="P3">Preparing for B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4" draw:layer="layout" svg:width="2.921cm" svg:height="0.762cm" svg:x="5.826cm" svg:y="8.239cm">
          <text:p text:style-name="P3">Work Nigh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4" draw:layer="layout" svg:width="2.921cm" svg:height="0.762cm" svg:x="9.001cm" svg:y="8.239cm">
          <text:p text:style-name="P3">Late Night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1T16:36:27.652689598</meta:creation-date>
    <dc:date>2016-12-11T17:57:42.661840833</dc:date>
    <meta:editing-duration>PT59M49S</meta:editing-duration>
    <meta:editing-cycles>5</meta:editing-cycles>
    <meta:generator>LibreOffice/5.2.3.3$Linux_X86_64 LibreOffice_project/20$Build-3</meta:generator>
    <meta:document-statistic meta:object-count="44"/>
  </office:meta>
</office:document-meta>
</file>